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, sans-serif"/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PingFang SC" svg:font-family="'PingFang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officeooo:rsid="00069ecf" officeooo:paragraph-rsid="00069ecf"/>
    </style:style>
    <style:style style:name="P3" style:family="paragraph" style:parent-style-name="Standard">
      <style:text-properties officeooo:paragraph-rsid="00069ecf"/>
    </style:style>
    <style:style style:name="P4" style:family="paragraph" style:parent-style-name="Standard" style:master-page-name="Standard">
      <style:paragraph-properties style:page-number="auto"/>
    </style:style>
    <style:style style:name="T1" style:family="text">
      <style:text-properties fo:font-size="18pt" style:font-size-asian="18pt"/>
    </style:style>
    <style:style style:name="T2" style:family="text">
      <style:text-properties officeooo:rsid="00069ecf"/>
    </style:style>
    <style:style style:name="T3" style:family="text">
      <style:text-properties fo:font-variant="normal" fo:text-transform="none" fo:color="#1c3643" style:font-name="Lato" fo:font-size="9.25pt" fo:letter-spacing="normal" fo:font-style="normal" fo:font-weight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Prueba Front-end developer</text:span><text:line-break/>(Tiempo estimado: 2 días)</text:p>
      <text:p text:style-name="Standard"/>
      <text:p text:style-name="P1">Nombre: <text:span text:style-name="T2">Dickson Garcia Rincon</text:span></text:p>
      <text:p text:style-name="P1">Fecha: <text:span text:style-name="T2">21/09/2018</text:span></text:p>
      <text:p text:style-name="Standard"/>
      <text:p text:style-name="Standard"/>
      <text:p text:style-name="P3"><text:span text:style-name="T2">Se realiza ejercicio propuesto, se adjunta archivo ZIP con todos los recursos utilizados para la maquetación del sitio web. El ejercicio lo realice con ccs Grid Layout si utilizar frameworks, <text:s/>como boostrap. </text:span></text:p>
      <text:p text:style-name="Standard"/>
      <text:p text:style-name="Standard"/>
      <text:p text:style-name="Standard"/>
      <text:p text:style-name="Standard"/>
      <text:p text:style-name="Standard"/>
      <text:p text:style-name="Standard">El ejercicio se trata de analizar y resolver la maquetación del home de un sitio web. </text:p>
      <text:p text:style-name="Standard"/>
      <text:p text:style-name="Standard">Se suministrará el PSD organizado y dividido por capas para evaluar la capacidad de comprensión de lenguajes de marcado como html y CSS, funcionalidades adicionales con javaScript o manejo de frameworks de maquetación son puntos adicionales.</text:p>
      <text:p text:style-name="Standard"/>
      <text:p text:style-name="Standard">El entregable será un archivo ZIP con los archivos organizados según la estructura que se crea conveniente y con todos los assets y recurso usados para la maquetación.</text:p>
      <text:p text:style-name="Standard"/>
      <text:p text:style-name="Standard">Para la entrevista técnica debe presentar y explicar el proceso y la forma d<text:bookmark text:name="_GoBack"/>e trabajo.</text:p>
      <text:p text:style-name="Standard"/>
      <text:p text:style-name="Standard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, sans-serif"/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PingFang SC" svg:font-family="'PingFang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CO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es" fo:country="CO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size-asian="12pt" style:language-asian="es" style:country-asian="CO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language-asian="es" style:country-asian="CO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nnis Torres Espinosa</meta:initial-creator>
    <meta:editing-cycles>3</meta:editing-cycles>
    <meta:print-date>2017-06-23T20:16:00</meta:print-date>
    <meta:creation-date>2017-11-27T21:41:00</meta:creation-date>
    <dc:date>2018-09-21T16:34:18.253230000</dc:date>
    <meta:editing-duration>PT2M48S</meta:editing-duration>
    <meta:generator>LibreOffice/6.1.1.2$MacOSX_X86_64 LibreOffice_project/5d19a1bfa650b796764388cd8b33a5af1f5baa1b</meta:generator>
    <meta:document-statistic meta:table-count="0" meta:image-count="0" meta:object-count="0" meta:page-count="1" meta:paragraph-count="8" meta:word-count="140" meta:character-count="886" meta:non-whitespace-character-count="75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